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MU Serif" svg:font-family="'CMU Serif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2pt" style:font-size-asian="22pt" style:font-size-complex="22pt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0.5pt" style:font-size-asian="10.5pt" style:font-size-complex="10.5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55308d" loext:opacity="100%" style:font-name="CMU Serif" fo:font-size="22pt" fo:font-weight="normal" style:font-name-asian="CMU Serif" style:font-size-asian="22pt" style:font-weight-asian="normal" style:font-name-complex="CMU Serif" style:font-size-complex="22pt" style:font-weight-complex="normal"/>
    </style:style>
    <style:style style:name="T2" style:family="text">
      <style:text-properties fo:color="#404040" loext:opacity="100%" style:font-name="CMU Serif" fo:font-size="11pt" fo:font-weight="normal" style:font-name-asian="CMU Serif" style:font-size-asian="11pt" style:font-weight-asian="normal" style:font-name-complex="CMU Serif" style:font-size-complex="11pt" style:font-weight-complex="normal"/>
    </style:style>
    <style:style style:name="T3" style:family="text">
      <style:text-properties fo:color="#7030a0" loext:opacity="100%" style:font-name="CMU Serif" fo:font-size="14pt" fo:font-weight="bold" style:font-name-asian="CMU Serif" style:font-size-asian="14pt" style:font-weight-asian="bold" style:font-name-complex="CMU Serif" style:font-size-complex="14pt" style:font-weight-complex="bold"/>
    </style:style>
    <style:style style:name="T4" style:family="text">
      <style:text-properties fo:color="#404040" loext:opacity="100%" style:font-name="CMU Serif" fo:font-size="11pt" fo:font-weight="bold" style:font-name-asian="CMU Serif" style:font-size-asian="11pt" style:font-weight-asian="bold" style:font-name-complex="CMU Serif" style:font-size-complex="11pt" style:font-weight-complex="bold"/>
    </style:style>
    <style:style style:name="T5" style:family="text">
      <style:text-properties fo:color="#262626" loext:opacity="100%" style:font-name="CMU Serif" fo:font-size="12pt" fo:font-weight="bold" style:font-name-asian="CMU Serif" style:font-size-asian="12pt" style:font-weight-asian="bold" style:font-name-complex="CMU Serif" style:font-size-complex="12pt" style:font-weight-complex="bold"/>
    </style:style>
    <style:style style:name="T6" style:family="text">
      <style:text-properties fo:color="#404040" loext:opacity="100%" style:font-name="CMU Serif" fo:font-size="10.5pt" fo:font-weight="normal" style:font-name-asian="CMU Serif" style:font-size-asian="10.5pt" style:font-weight-asian="normal" style:font-name-complex="CMU Serif" style:font-size-complex="10.5pt" style:font-weight-complex="normal"/>
    </style:style>
    <style:style style:name="T7" style:family="text">
      <style:text-properties fo:color="#262626" loext:opacity="100%" style:font-name="CMU Serif" fo:font-size="10.5pt" fo:font-weight="bold" style:font-name-asian="CMU Serif" style:font-size-asian="10.5pt" style:font-weight-asian="bold" style:font-name-complex="CMU Serif" style:font-size-complex="10.5pt" style:font-weight-complex="bold"/>
    </style:style>
    <style:style style:name="T8" style:family="text">
      <style:text-properties fo:color="#262626" loext:opacity="100%" style:font-name="CMU Serif" fo:font-size="12pt" fo:font-weight="normal" style:font-name-asian="CMU Serif" style:font-size-asian="12pt" style:font-weight-asian="normal" style:font-name-complex="CMU Serif" style:font-size-complex="12pt" style:font-weight-complex="normal"/>
    </style:style>
    <style:style style:name="T9" style:family="text">
      <style:text-properties fo:color="#7030a0" loext:opacity="100%" style:font-name="OpenSymbol" fo:font-size="14pt" fo:font-weight="normal" style:font-name-asian="OpenSymbol" style:font-size-asian="14pt" style:font-weight-asian="normal" style:font-name-complex="OpenSymbol" style:font-size-complex="14pt" style:font-weight-complex="normal"/>
    </style:style>
    <style:style style:name="T10" style:family="text">
      <style:text-properties fo:color="#000000" loext:opacity="100%" style:font-name="CMU Serif" fo:font-size="10pt" fo:font-weight="normal" style:font-name-asian="CMU Serif" style:font-size-asian="10pt" style:font-weight-asian="normal" style:font-name-complex="CMU Serif" style:font-size-complex="10pt" style:font-weight-complex="normal"/>
    </style:style>
    <style:style style:name="T11" style:family="text">
      <style:text-properties fo:color="#404040" loext:opacity="100%" style:font-name="Liberation Serif" fo:font-size="11pt" fo:font-style="italic" fo:font-weight="normal" style:font-name-asian="Liberation Serif" style:font-size-asian="11pt" style:font-style-asian="italic" style:font-weight-asian="normal" style:font-name-complex="Liberation Serif" style:font-size-complex="11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627cm" svg:height="1.013cm" svg:x="1.344cm" svg:y="1.779cm">
          <draw:text-box>
            <text:p text:style-name="P1"><text:span text:style-name="T1">Maksim Loginov</text:span></text:p>
          </draw:text-box>
        </draw:frame>
        <draw:frame draw:style-name="gr2" draw:text-style-name="P3" draw:layer="layout" svg:width="2.881cm" svg:height="0.509cm" svg:x="1.344cm" svg:y="3.553cm">
          <draw:text-box>
            <text:p text:style-name="P1"><text:span text:style-name="T2">| Tbilisi, Georgia</text:span></text:p>
          </draw:text-box>
        </draw:frame>
        <draw:frame draw:style-name="gr2" draw:text-style-name="P3" draw:layer="layout" svg:width="4.855cm" svg:height="0.509cm" svg:x="1.344cm" svg:y="4.061cm">
          <draw:text-box>
            <text:p text:style-name="P1"><text:span text:style-name="T2">| +995 591 09 38 00(Mobile)</text:span></text:p>
          </draw:text-box>
        </draw:frame>
        <draw:frame draw:style-name="gr2" draw:text-style-name="P3" draw:layer="layout" svg:width="3.796cm" svg:height="0.509cm" svg:x="1.344cm" svg:y="4.569cm">
          <draw:text-box>
            <text:p text:style-name="P1"><text:span text:style-name="T2">| lomaxart@gmail.com</text:span></text:p>
          </draw:text-box>
        </draw:frame>
        <draw:frame draw:style-name="gr2" draw:text-style-name="P3" draw:layer="layout" svg:width="10.438cm" svg:height="0.509cm" svg:x="1.344cm" svg:y="5.077cm">
          <draw:text-box>
            <text:p text:style-name="P1"><text:span text:style-name="T2">| www.linkedin.com/in/maksimloginov-0b7a73236 (LinkedIn)</text:span></text:p>
          </draw:text-box>
        </draw:frame>
        <draw:frame draw:style-name="gr2" draw:text-style-name="P3" draw:layer="layout" svg:width="6.854cm" svg:height="0.509cm" svg:x="1.344cm" svg:y="5.585cm">
          <draw:text-box>
            <text:p text:style-name="P1"><text:span text:style-name="T2">|https://github.com/LogMaks (GitHub)</text:span></text:p>
          </draw:text-box>
        </draw:frame>
        <draw:frame draw:style-name="gr3" draw:text-style-name="P4" draw:layer="layout" svg:width="2.36cm" svg:height="0.666cm" svg:x="1.344cm" svg:y="7.589cm">
          <draw:text-box>
            <text:p text:style-name="P1"><text:span text:style-name="T3">Language</text:span></text:p>
          </draw:text-box>
        </draw:frame>
        <draw:frame draw:style-name="gr2" draw:text-style-name="P3" draw:layer="layout" svg:width="17.258cm" svg:height="0.509cm" svg:x="1.344cm" svg:y="8.425cm">
          <draw:text-box>
            <text:p text:style-name="P1"><text:span text:style-name="T2">Russian (Fluent) | English B2 (Fluent, Technical Documentation, Science publications) | German B1</text:span></text:p>
          </draw:text-box>
        </draw:frame>
        <draw:frame draw:style-name="gr3" draw:text-style-name="P4" draw:layer="layout" svg:width="2.038cm" svg:height="0.666cm" svg:x="1.344cm" svg:y="9.92cm">
          <draw:text-box>
            <text:p text:style-name="P1"><text:span text:style-name="T3">Position</text:span></text:p>
          </draw:text-box>
        </draw:frame>
        <draw:frame draw:style-name="gr2" draw:text-style-name="P3" draw:layer="layout" svg:width="10.302cm" svg:height="0.509cm" svg:x="1.344cm" svg:y="10.757cm">
          <draw:text-box>
            <text:p text:style-name="P1"><text:span text:style-name="T2">Software developer / Data Scientist / ML specialist /MLops</text:span></text:p>
          </draw:text-box>
        </draw:frame>
        <draw:frame draw:style-name="gr2" draw:text-style-name="P3" draw:layer="layout" svg:width="4.951cm" svg:height="0.509cm" svg:x="1.344cm" svg:y="11.265cm">
          <draw:text-box>
            <text:p text:style-name="P1"><text:span text:style-name="T2">Full-time <text:s text:c="2"/>On-site / Remote</text:span></text:p>
          </draw:text-box>
        </draw:frame>
        <draw:frame draw:style-name="gr2" draw:text-style-name="P3" draw:layer="layout" svg:width="9.189cm" svg:height="0.509cm" svg:x="1.344cm" svg:y="11.773cm">
          <draw:text-box>
            <text:p text:style-name="P1"><text:span text:style-name="T2">Location: <text:s/>European Union / USA / Canada an other</text:span></text:p>
          </draw:text-box>
        </draw:frame>
        <draw:frame draw:style-name="gr3" draw:text-style-name="P4" draw:layer="layout" svg:width="2.393cm" svg:height="0.666cm" svg:x="1.344cm" svg:y="12.845cm">
          <draw:text-box>
            <text:p text:style-name="P1"><text:span text:style-name="T3">Summary</text:span></text:p>
          </draw:text-box>
        </draw:frame>
        <draw:frame draw:style-name="gr2" draw:text-style-name="P3" draw:layer="layout" svg:width="16.896cm" svg:height="0.522cm" svg:x="1.344cm" svg:y="13.505cm">
          <draw:text-box>
            <text:p text:style-name="P1"><text:span text:style-name="T4">| Current Focus: <text:s/></text:span><text:span text:style-name="T2">I am fully dedicated to my development as an application developer, utilizing </text:span></text:p>
          </draw:text-box>
        </draw:frame>
        <draw:frame draw:style-name="gr2" draw:text-style-name="P3" draw:layer="layout" svg:width="17.432cm" svg:height="0.509cm" svg:x="1.344cm" svg:y="14.023cm">
          <draw:text-box>
            <text:p text:style-name="P1"><text:span text:style-name="T2">programming languages C++ and Python. These languages offer powerful tools for data analysis and </text:span></text:p>
          </draw:text-box>
        </draw:frame>
        <draw:frame draw:style-name="gr2" draw:text-style-name="P3" draw:layer="layout" svg:width="14.322cm" svg:height="0.509cm" svg:x="1.344cm" svg:y="14.531cm">
          <draw:text-box>
            <text:p text:style-name="P1"><text:span text:style-name="T2">machine learning, enabling me to explore these high-demand fields in greater depth.</text:span></text:p>
          </draw:text-box>
        </draw:frame>
        <draw:frame draw:style-name="gr2" draw:text-style-name="P3" draw:layer="layout" svg:width="18.403cm" svg:height="0.509cm" svg:x="1.344cm" svg:y="15.039cm">
          <draw:text-box>
            <text:p text:style-name="P1"><text:span text:style-name="T2">My specialization is in reinforcement learning, which must be one of the most promising approaches within </text:span></text:p>
          </draw:text-box>
        </draw:frame>
        <draw:frame draw:style-name="gr2" draw:text-style-name="P3" draw:layer="layout" svg:width="17.925cm" svg:height="0.509cm" svg:x="1.344cm" svg:y="15.547cm">
          <draw:text-box>
            <text:p text:style-name="P1"><text:span text:style-name="T2">artificial intelligence. I recognize significant opportunities for applying reinforcement learning algorithms </text:span></text:p>
          </draw:text-box>
        </draw:frame>
        <draw:frame draw:style-name="gr2" draw:text-style-name="P3" draw:layer="layout" svg:width="17.418cm" svg:height="0.509cm" svg:x="1.344cm" svg:y="16.055cm">
          <draw:text-box>
            <text:p text:style-name="P1"><text:span text:style-name="T2">across various domains, including robotics, financial technology, and gaming. By understanding these </text:span></text:p>
          </draw:text-box>
        </draw:frame>
        <draw:frame draw:style-name="gr2" draw:text-style-name="P3" draw:layer="layout" svg:width="18.618cm" svg:height="0.509cm" svg:x="1.344cm" svg:y="16.563cm">
          <draw:text-box>
            <text:p text:style-name="P1"><text:span text:style-name="T2">technologies, I not only expand my technical skills but also open new horizons for career advancement. I am </text:span></text:p>
          </draw:text-box>
        </draw:frame>
        <draw:frame draw:style-name="gr2" draw:text-style-name="P3" draw:layer="layout" svg:width="18.258cm" svg:height="0.509cm" svg:x="1.344cm" svg:y="17.071cm">
          <draw:text-box>
            <text:p text:style-name="P1"><text:span text:style-name="T2">actively engaging with modern approaches and methods in machine learning, participating in projects and </text:span></text:p>
          </draw:text-box>
        </draw:frame>
        <draw:frame draw:style-name="gr2" draw:text-style-name="P3" draw:layer="layout" svg:width="18.535cm" svg:height="0.509cm" svg:x="1.344cm" svg:y="17.579cm">
          <draw:text-box>
            <text:p text:style-name="P1"><text:span text:style-name="T2">competitions to apply my theoretical knowledge practically. Ultimately, I strive to become an expert in this </text:span></text:p>
          </draw:text-box>
        </draw:frame>
        <draw:frame draw:style-name="gr2" draw:text-style-name="P3" draw:layer="layout" svg:width="17.412cm" svg:height="0.509cm" svg:x="1.344cm" svg:y="18.087cm">
          <draw:text-box>
            <text:p text:style-name="P1"><text:span text:style-name="T2">field and contribute to the development of innovative solutions that can transform the way we tackle </text:span></text:p>
          </draw:text-box>
        </draw:frame>
        <draw:frame draw:style-name="gr2" draw:text-style-name="P3" draw:layer="layout" svg:width="5.009cm" svg:height="0.509cm" svg:x="1.344cm" svg:y="18.595cm">
          <draw:text-box>
            <text:p text:style-name="P1"><text:span text:style-name="T2">complex real-world problems.</text:span></text:p>
          </draw:text-box>
        </draw:frame>
        <draw:frame draw:style-name="gr2" draw:text-style-name="P3" draw:layer="layout" svg:width="18.219cm" svg:height="0.522cm" svg:x="1.344cm" svg:y="19.622cm">
          <draw:text-box>
            <text:p text:style-name="P1"><text:span text:style-name="T4">| Background: </text:span><text:span text:style-name="T2">Management of financial and economic indicators, including the formation and control of </text:span></text:p>
          </draw:text-box>
        </draw:frame>
        <draw:frame draw:style-name="gr2" draw:text-style-name="P3" draw:layer="layout" svg:width="17.965cm" svg:height="0.509cm" svg:x="1.344cm" svg:y="20.141cm">
          <draw:text-box>
            <text:p text:style-name="P1"><text:span text:style-name="T2">KPIs for business entities, liquidity management, and organization of work with accounts receivable and </text:span></text:p>
          </draw:text-box>
        </draw:frame>
        <draw:frame draw:style-name="gr2" draw:text-style-name="P3" draw:layer="layout" svg:width="18.637cm" svg:height="0.509cm" svg:x="1.344cm" svg:y="20.649cm">
          <draw:text-box>
            <text:p text:style-name="P1"><text:span text:style-name="T2">accounts payable. Management of the implementation of software products for operational management and </text:span></text:p>
          </draw:text-box>
        </draw:frame>
        <draw:frame draw:style-name="gr2" draw:text-style-name="P3" draw:layer="layout" svg:width="18.569cm" svg:height="0.509cm" svg:x="1.344cm" svg:y="21.157cm">
          <draw:text-box>
            <text:p text:style-name="P1"><text:span text:style-name="T2">treasury operations, as well as the development of software for automatic collection of statistical information</text:span></text:p>
          </draw:text-box>
        </draw:frame>
        <draw:frame draw:style-name="gr3" draw:text-style-name="P4" draw:layer="layout" svg:width="2.517cm" svg:height="0.666cm" svg:x="1.344cm" svg:y="22.187cm">
          <draw:text-box>
            <text:p text:style-name="P1"><text:span text:style-name="T3">Education</text:span></text:p>
          </draw:text-box>
        </draw:frame>
        <draw:frame draw:style-name="gr4" draw:text-style-name="P5" draw:layer="layout" svg:width="15.894cm" svg:height="0.568cm" svg:x="1.344cm" svg:y="22.94cm">
          <draw:text-box>
            <text:p text:style-name="P1"><text:span text:style-name="T5">PHD | SYSTEMS ANALYSIS, MANAGEMENT AND INFORMATION </text:span></text:p>
          </draw:text-box>
        </draw:frame>
        <draw:frame draw:style-name="gr4" draw:text-style-name="P5" draw:layer="layout" svg:width="16.116cm" svg:height="0.568cm" svg:x="1.344cm" svg:y="23.346cm">
          <draw:text-box>
            <text:p text:style-name="P1"><text:span text:style-name="T5">PROCESSING, STATISTICS (SPEC. REINFORCEMENT LEARNING)· </text:span></text:p>
          </draw:text-box>
        </draw:frame>
        <draw:frame draw:style-name="gr4" draw:text-style-name="P5" draw:layer="layout" svg:width="16.218cm" svg:height="0.568cm" svg:x="1.344cm" svg:y="23.752cm">
          <draw:text-box>
            <text:p text:style-name="P1"><text:span text:style-name="T5">(STARTING SEPTEMBER 2025 ) | VORONEZH INSTITUTE OF HIGH </text:span></text:p>
          </draw:text-box>
        </draw:frame>
        <draw:frame draw:style-name="gr4" draw:text-style-name="P5" draw:layer="layout" svg:width="3.953cm" svg:height="0.568cm" svg:x="1.344cm" svg:y="24.158cm">
          <draw:text-box>
            <text:p text:style-name="P1"><text:span text:style-name="T5">TECHNOLOGIES</text:span></text:p>
          </draw:text-box>
        </draw:frame>
        <draw:frame draw:style-name="gr2" draw:text-style-name="P3" draw:layer="layout" svg:width="11.84cm" svg:height="0.509cm" svg:x="1.344cm" svg:y="24.667cm">
          <draw:text-box>
            <text:p text:style-name="P1"><text:span text:style-name="T2">Artificial Intelligence and Machine Learning, Reinforcement Learning</text:span></text:p>
          </draw:text-box>
        </draw:frame>
        <draw:frame draw:style-name="gr4" draw:text-style-name="P5" draw:layer="layout" svg:width="18.104cm" svg:height="0.568cm" svg:x="1.344cm" svg:y="25.551cm">
          <draw:text-box>
            <text:p text:style-name="P1"><text:span text:style-name="T5">MASTER OF MACHINE LEARNING |STUDY (SEPTEMBER 2022 - JANUARY </text:span></text:p>
          </draw:text-box>
        </draw:frame>
        <draw:frame draw:style-name="gr4" draw:text-style-name="P5" draw:layer="layout" svg:width="13.793cm" svg:height="0.568cm" svg:x="1.344cm" svg:y="25.957cm">
          <draw:text-box>
            <text:p text:style-name="P1"><text:span text:style-name="T5">2025) | VORONEZH INSTITUTE OF HIGH TECHNOLOGIES</text:span></text:p>
          </draw:text-box>
        </draw:frame>
        <draw:frame draw:style-name="gr2" draw:text-style-name="P3" draw:layer="layout" svg:width="11.84cm" svg:height="0.509cm" svg:x="1.344cm" svg:y="26.466cm">
          <draw:text-box>
            <text:p text:style-name="P1"><text:span text:style-name="T2">Artificial Intelligence and Machine Learning, Reinforcement Learning</text:span></text:p>
          </draw:text-box>
        </draw:frame>
      </draw:page>
      <draw:page draw:name="page2" draw:style-name="dp1" draw:master-page-name="master-page3">
        <draw:frame draw:style-name="gr4" draw:text-style-name="P5" draw:layer="layout" svg:width="16.019cm" svg:height="0.568cm" svg:x="1.344cm" svg:y="1.707cm">
          <draw:text-box>
            <text:p text:style-name="P1"><text:span text:style-name="T5">SPECIALIST DEGREE | OCTOBER 2011 - JUNE2014 | THE RUSSIAN </text:span></text:p>
          </draw:text-box>
        </draw:frame>
        <draw:frame draw:style-name="gr4" draw:text-style-name="P5" draw:layer="layout" svg:width="16.437cm" svg:height="0.568cm" svg:x="1.344cm" svg:y="2.112cm">
          <draw:text-box>
            <text:p text:style-name="P1"><text:span text:style-name="T5">PRESIDENTIAL ACADEMY OF NATIONAL ECONOMY AND PUBLIC </text:span></text:p>
          </draw:text-box>
        </draw:frame>
        <draw:frame draw:style-name="gr4" draw:text-style-name="P5" draw:layer="layout" svg:width="4.564cm" svg:height="0.568cm" svg:x="1.344cm" svg:y="2.518cm">
          <draw:text-box>
            <text:p text:style-name="P1"><text:span text:style-name="T5">ADMINISTRATION</text:span></text:p>
          </draw:text-box>
        </draw:frame>
        <draw:frame draw:style-name="gr5" draw:text-style-name="P6" draw:layer="layout" svg:width="6.036cm" svg:height="0.479cm" svg:x="1.344cm" svg:y="3.044cm">
          <draw:text-box>
            <text:p text:style-name="P1"><text:span text:style-name="T6">Public and Municipal Administration</text:span></text:p>
          </draw:text-box>
        </draw:frame>
        <draw:frame draw:style-name="gr4" draw:text-style-name="P5" draw:layer="layout" svg:width="16.911cm" svg:height="0.568cm" svg:x="1.344cm" svg:y="3.912cm">
          <draw:text-box>
            <text:p text:style-name="P1"><text:span text:style-name="T5">ADVANCED TRAINING | SEPTEMBER 2012 - JUNE 2013| PLEKHANOV </text:span></text:p>
          </draw:text-box>
        </draw:frame>
        <draw:frame draw:style-name="gr4" draw:text-style-name="P5" draw:layer="layout" svg:width="9.573cm" svg:height="0.568cm" svg:x="1.344cm" svg:y="4.317cm">
          <draw:text-box>
            <text:p text:style-name="P1"><text:span text:style-name="T5">RUSSIAN UNIVERSITY OF ECONOMICS</text:span></text:p>
          </draw:text-box>
        </draw:frame>
        <draw:frame draw:style-name="gr5" draw:text-style-name="P6" draw:layer="layout" svg:width="0.369cm" svg:height="0.496cm" svg:x="10.915cm" svg:y="4.367cm">
          <draw:text-box>
            <text:p text:style-name="P1"><text:span text:style-name="T7"><text:s text:c="2"/></text:span></text:p>
          </draw:text-box>
        </draw:frame>
        <draw:frame draw:style-name="gr5" draw:text-style-name="P6" draw:layer="layout" svg:width="3.63cm" svg:height="0.479cm" svg:x="1.344cm" svg:y="4.843cm">
          <draw:text-box>
            <text:p text:style-name="P1"><text:span text:style-name="T6">Strategic Management</text:span></text:p>
          </draw:text-box>
        </draw:frame>
        <draw:frame draw:style-name="gr4" draw:text-style-name="P5" draw:layer="layout" svg:width="11.633cm" svg:height="0.568cm" svg:x="1.344cm" svg:y="5.711cm">
          <draw:text-box>
            <text:p text:style-name="P1"><text:span text:style-name="T5">SPECIALIST DEGREE | SEPTEMBER 2005 - JUNE</text:span></text:p>
          </draw:text-box>
        </draw:frame>
        <draw:frame draw:style-name="gr4" draw:text-style-name="P5" draw:layer="layout" svg:width="17.724cm" svg:height="0.568cm" svg:x="1.344cm" svg:y="6.116cm">
          <draw:text-box>
            <text:p text:style-name="P1"><text:span text:style-name="T5">2010| VLADIVOSTOK STATE UNIVERSITY OF ECONOMICS AND SERVICE</text:span></text:p>
          </draw:text-box>
        </draw:frame>
        <draw:frame draw:style-name="gr5" draw:text-style-name="P6" draw:layer="layout" svg:width="5.9cm" svg:height="0.479cm" svg:x="1.344cm" svg:y="6.642cm">
          <draw:text-box>
            <text:p text:style-name="P1"><text:span text:style-name="T6">Project Management and Economics</text:span></text:p>
          </draw:text-box>
        </draw:frame>
        <draw:frame draw:style-name="gr2" draw:text-style-name="P3" draw:layer="layout" svg:width="0.9cm" svg:height="0.509cm" svg:x="1.344cm" svg:y="7.455cm">
          <draw:text-box>
            <text:p text:style-name="P1"><text:span text:style-name="T2">Skills</text:span></text:p>
          </draw:text-box>
        </draw:frame>
        <draw:frame draw:style-name="gr4" draw:text-style-name="P5" draw:layer="layout" svg:width="5.114cm" svg:height="0.556cm" svg:x="1.344cm" svg:y="8.332cm">
          <draw:text-box>
            <text:p text:style-name="P1"><text:span text:style-name="T8">LINUX / UNIX SYSTEMS</text:span></text:p>
          </draw:text-box>
        </draw:frame>
        <draw:frame draw:style-name="gr4" draw:text-style-name="P5" draw:layer="layout" svg:width="0.966cm" svg:height="0.556cm" svg:x="1.344cm" svg:y="9.263cm">
          <draw:text-box>
            <text:p text:style-name="P1"><text:span text:style-name="T8">C++</text:span></text:p>
          </draw:text-box>
        </draw:frame>
        <draw:frame draw:style-name="gr4" draw:text-style-name="P5" draw:layer="layout" svg:width="2.168cm" svg:height="0.568cm" svg:x="1.344cm" svg:y="10.759cm">
          <draw:text-box>
            <text:p text:style-name="P1"><text:span text:style-name="T5">PYTHON</text:span></text:p>
          </draw:text-box>
        </draw:frame>
        <draw:frame draw:style-name="gr4" draw:text-style-name="P5" draw:layer="layout" svg:width="2.157cm" svg:height="0.568cm" svg:x="1.344cm" svg:y="11.267cm">
          <draw:text-box>
            <text:p text:style-name="P1"><text:span text:style-name="T5">DOCKER</text:span></text:p>
          </draw:text-box>
        </draw:frame>
        <draw:frame draw:style-name="gr4" draw:text-style-name="P5" draw:layer="layout" svg:width="7.986cm" svg:height="0.568cm" svg:x="1.344cm" svg:y="11.775cm">
          <draw:text-box>
            <text:p text:style-name="P1"><text:span text:style-name="T5">R (PROGRAMMING LANGUAGE)</text:span></text:p>
          </draw:text-box>
        </draw:frame>
        <draw:frame draw:style-name="gr4" draw:text-style-name="P5" draw:layer="layout" svg:width="0.93cm" svg:height="0.568cm" svg:x="1.344cm" svg:y="12.283cm">
          <draw:text-box>
            <text:p text:style-name="P1"><text:span text:style-name="T5">SQL</text:span></text:p>
          </draw:text-box>
        </draw:frame>
        <draw:frame draw:style-name="gr4" draw:text-style-name="P5" draw:layer="layout" svg:width="0.972cm" svg:height="0.568cm" svg:x="1.344cm" svg:y="12.791cm">
          <draw:text-box>
            <text:p text:style-name="P1"><text:span text:style-name="T5">SAP</text:span></text:p>
          </draw:text-box>
        </draw:frame>
        <draw:frame draw:style-name="gr4" draw:text-style-name="P5" draw:layer="layout" svg:width="4.718cm" svg:height="0.568cm" svg:x="1.344cm" svg:y="13.299cm">
          <draw:text-box>
            <text:p text:style-name="P1"><text:span text:style-name="T5">NETWORK (CISCO)</text:span></text:p>
          </draw:text-box>
        </draw:frame>
        <draw:frame draw:style-name="gr4" draw:text-style-name="P5" draw:layer="layout" svg:width="4.822cm" svg:height="0.568cm" svg:x="1.344cm" svg:y="13.807cm">
          <draw:text-box>
            <text:p text:style-name="P1"><text:span text:style-name="T5">MICROSOFT EXCEL</text:span></text:p>
          </draw:text-box>
        </draw:frame>
        <draw:frame draw:style-name="gr4" draw:text-style-name="P5" draw:layer="layout" svg:width="2.915cm" svg:height="0.568cm" svg:x="1.344cm" svg:y="14.315cm">
          <draw:text-box>
            <text:p text:style-name="P1"><text:span text:style-name="T5">STATISTICS</text:span></text:p>
          </draw:text-box>
        </draw:frame>
        <draw:frame draw:style-name="gr4" draw:text-style-name="P5" draw:layer="layout" svg:width="1.33cm" svg:height="0.556cm" svg:x="1.344cm" svg:y="14.999cm">
          <draw:text-box>
            <text:p text:style-name="P1"><text:span text:style-name="T8">MATH</text:span></text:p>
          </draw:text-box>
        </draw:frame>
      </draw:page>
      <draw:page draw:name="page3" draw:style-name="dp1" draw:master-page-name="master-page38">
        <draw:frame draw:style-name="gr3" draw:text-style-name="P4" draw:layer="layout" svg:width="2.501cm" svg:height="0.666cm" svg:x="1.344cm" svg:y="1.778cm">
          <draw:text-box>
            <text:p text:style-name="P1"><text:span text:style-name="T3">Soft Skills</text:span></text:p>
          </draw:text-box>
        </draw:frame>
        <draw:frame draw:style-name="gr3" draw:text-style-name="P4" draw:layer="layout" svg:width="0.493cm" svg:height="0.493cm" svg:x="1.979cm" svg:y="3.171cm">
          <draw:text-box>
            <text:p text:style-name="P1"><text:span text:style-name="T9"></text:span></text:p>
          </draw:text-box>
        </draw:frame>
        <draw:frame draw:style-name="gr4" draw:text-style-name="P5" draw:layer="layout" svg:width="5.25cm" svg:height="0.568cm" svg:x="2.614cm" svg:y="3.118cm">
          <draw:text-box>
            <text:p text:style-name="P1"><text:span text:style-name="T5">TIME MANAGEMENT</text:span></text:p>
          </draw:text-box>
        </draw:frame>
        <draw:frame draw:style-name="gr3" draw:text-style-name="P4" draw:layer="layout" svg:width="0.493cm" svg:height="0.493cm" svg:x="1.979cm" svg:y="3.757cm">
          <draw:text-box>
            <text:p text:style-name="P1"><text:span text:style-name="T9"></text:span></text:p>
          </draw:text-box>
        </draw:frame>
        <draw:frame draw:style-name="gr4" draw:text-style-name="P5" draw:layer="layout" svg:width="6.19cm" svg:height="0.568cm" svg:x="2.614cm" svg:y="3.703cm">
          <draw:text-box>
            <text:p text:style-name="P1"><text:span text:style-name="T5">ATTENTION TO DETAILS</text:span></text:p>
          </draw:text-box>
        </draw:frame>
        <draw:frame draw:style-name="gr3" draw:text-style-name="P4" draw:layer="layout" svg:width="0.493cm" svg:height="0.493cm" svg:x="1.979cm" svg:y="4.343cm">
          <draw:text-box>
            <text:p text:style-name="P1"><text:span text:style-name="T9"></text:span></text:p>
          </draw:text-box>
        </draw:frame>
        <draw:frame draw:style-name="gr4" draw:text-style-name="P5" draw:layer="layout" svg:width="6.422cm" svg:height="0.568cm" svg:x="2.614cm" svg:y="4.289cm">
          <draw:text-box>
            <text:p text:style-name="P1"><text:span text:style-name="T5">COMMUNICATION SKILLS</text:span></text:p>
          </draw:text-box>
        </draw:frame>
        <draw:frame draw:style-name="gr3" draw:text-style-name="P4" draw:layer="layout" svg:width="0.493cm" svg:height="0.493cm" svg:x="1.979cm" svg:y="4.928cm">
          <draw:text-box>
            <text:p text:style-name="P1"><text:span text:style-name="T9"></text:span></text:p>
          </draw:text-box>
        </draw:frame>
        <draw:frame draw:style-name="gr4" draw:text-style-name="P5" draw:layer="layout" svg:width="3.207cm" svg:height="0.568cm" svg:x="2.614cm" svg:y="4.875cm">
          <draw:text-box>
            <text:p text:style-name="P1"><text:span text:style-name="T5">LEADERSHIP</text:span></text:p>
          </draw:text-box>
        </draw:frame>
        <draw:frame draw:style-name="gr3" draw:text-style-name="P4" draw:layer="layout" svg:width="0.493cm" svg:height="0.493cm" svg:x="1.979cm" svg:y="5.514cm">
          <draw:text-box>
            <text:p text:style-name="P1"><text:span text:style-name="T9"></text:span></text:p>
          </draw:text-box>
        </draw:frame>
        <draw:frame draw:style-name="gr4" draw:text-style-name="P5" draw:layer="layout" svg:width="3.24cm" svg:height="0.568cm" svg:x="2.614cm" svg:y="5.46cm">
          <draw:text-box>
            <text:p text:style-name="P1"><text:span text:style-name="T5">DEDICATION</text:span></text:p>
          </draw:text-box>
        </draw:frame>
        <draw:frame draw:style-name="gr3" draw:text-style-name="P4" draw:layer="layout" svg:width="2.736cm" svg:height="0.666cm" svg:x="1.344cm" svg:y="6.686cm">
          <draw:text-box>
            <text:p text:style-name="P1"><text:span text:style-name="T3">Experience</text:span></text:p>
          </draw:text-box>
        </draw:frame>
        <draw:frame draw:style-name="gr4" draw:text-style-name="P5" draw:layer="layout" svg:width="15.129cm" svg:height="0.568cm" svg:x="1.344cm" svg:y="7.628cm">
          <draw:text-box>
            <text:p text:style-name="P1"><text:span text:style-name="T5">JUNIOR MLOPS/DEVOPS INGINEER | START-UP (ANALOGUE </text:span></text:p>
          </draw:text-box>
        </draw:frame>
        <draw:frame draw:style-name="gr4" draw:text-style-name="P5" draw:layer="layout" svg:width="3.978cm" svg:height="0.568cm" svg:x="1.344cm" svg:y="8.194cm">
          <draw:text-box>
            <text:p text:style-name="P1"><text:span text:style-name="T5">TURBOSCRIBE) </text:span></text:p>
          </draw:text-box>
        </draw:frame>
        <draw:frame draw:style-name="gr4" draw:text-style-name="P5" draw:layer="layout" svg:width="13.492cm" svg:height="0.568cm" svg:x="1.344cm" svg:y="8.761cm">
          <draw:text-box>
            <text:p text:style-name="P1"><text:span text:style-name="T5">| DEC 2024 - JUNE 2025 (7 MONTHS) | GEORGIA, TBILISI</text:span></text:p>
          </draw:text-box>
        </draw:frame>
        <draw:frame draw:style-name="gr6" draw:text-style-name="P7" draw:layer="layout" svg:width="14.079cm" svg:height="0.462cm" svg:x="1.344cm" svg:y="9.961cm">
          <draw:text-box>
            <text:p text:style-name="P1"><text:span text:style-name="T10">Developing LLM and agents, Data mining, DevOps (Ubuntu), Python, Postgres/MongoDB</text:span></text:p>
          </draw:text-box>
        </draw:frame>
        <draw:frame draw:style-name="gr4" draw:text-style-name="P5" draw:layer="layout" svg:width="13.117cm" svg:height="0.568cm" svg:x="1.344cm" svg:y="11.366cm">
          <draw:text-box>
            <text:p text:style-name="P1"><text:span text:style-name="T5">DEPUTY PLANNING MANAGER | SMS GROUP GMBH </text:span></text:p>
          </draw:text-box>
        </draw:frame>
        <draw:frame draw:style-name="gr4" draw:text-style-name="P5" draw:layer="layout" svg:width="16.871cm" svg:height="0.568cm" svg:x="1.344cm" svg:y="11.932cm">
          <draw:text-box>
            <text:p text:style-name="P1"><text:span text:style-name="T5">| MARCH 2017 - MAY 2023 (6 YEARS 3 MONTHS) | LIPETSK, LIPETSK, </text:span></text:p>
          </draw:text-box>
        </draw:frame>
        <draw:frame draw:style-name="gr4" draw:text-style-name="P5" draw:layer="layout" svg:width="1.833cm" svg:height="0.568cm" svg:x="1.344cm" svg:y="12.498cm">
          <draw:text-box>
            <text:p text:style-name="P1"><text:span text:style-name="T5">RUSSIA</text:span></text:p>
          </draw:text-box>
        </draw:frame>
        <draw:frame draw:style-name="gr2" draw:text-style-name="P3" draw:layer="layout" svg:width="19.973cm" svg:height="0.509cm" svg:x="1.344cm" svg:y="13.134cm">
          <draw:text-box>
            <text:p text:style-name="P1"><text:span text:style-name="T2">Outsourcing <text:s text:c="2"/>of <text:s text:c="2"/>CCM <text:s text:c="2"/>equipment <text:s text:c="2"/>of <text:s text:c="2"/>JSC <text:s text:c="2"/>"NLMK", <text:s text:c="2"/>budget <text:s text:c="2"/>planning, <text:s text:c="2"/>presentations, <text:s text:c="2"/>key <text:s text:c="2"/>performance </text:span></text:p>
          </draw:text-box>
        </draw:frame>
        <draw:frame draw:style-name="gr2" draw:text-style-name="P3" draw:layer="layout" svg:width="1.668cm" svg:height="0.509cm" svg:x="1.344cm" svg:y="13.743cm">
          <draw:text-box>
            <text:p text:style-name="P1"><text:span text:style-name="T2">indicators</text:span></text:p>
          </draw:text-box>
        </draw:frame>
        <draw:frame draw:style-name="gr4" draw:text-style-name="P5" draw:layer="layout" svg:width="13.141cm" svg:height="0.568cm" svg:x="1.344cm" svg:y="14.458cm">
          <draw:text-box>
            <text:p text:style-name="P1"><text:span text:style-name="T5">CHIEF OF PLANNING DEPARTMENT | RUSSIAN POST</text:span></text:p>
          </draw:text-box>
        </draw:frame>
        <draw:frame draw:style-name="gr4" draw:text-style-name="P5" draw:layer="layout" svg:width="18.148cm" svg:height="0.568cm" svg:x="1.344cm" svg:y="15.024cm">
          <draw:text-box>
            <text:p text:style-name="P1"><text:span text:style-name="T5">| JANUARY 2015 - MARCH 2017 (2 YEARS 3 MONTHS) | LIPETSK, LIPETSK, </text:span></text:p>
          </draw:text-box>
        </draw:frame>
        <draw:frame draw:style-name="gr4" draw:text-style-name="P5" draw:layer="layout" svg:width="1.833cm" svg:height="0.568cm" svg:x="1.344cm" svg:y="15.59cm">
          <draw:text-box>
            <text:p text:style-name="P1"><text:span text:style-name="T5">RUSSIA</text:span></text:p>
          </draw:text-box>
        </draw:frame>
        <draw:frame draw:style-name="gr2" draw:text-style-name="P3" draw:layer="layout" svg:width="8.39cm" svg:height="0.509cm" svg:x="1.344cm" svg:y="16.156cm">
          <draw:text-box>
            <text:p text:style-name="P1"><text:span text:style-name="T2">Key performance indicators, budget management</text:span></text:p>
          </draw:text-box>
        </draw:frame>
        <draw:frame draw:style-name="gr4" draw:text-style-name="P5" draw:layer="layout" svg:width="11.841cm" svg:height="0.568cm" svg:x="1.344cm" svg:y="17.772cm">
          <draw:text-box>
            <text:p text:style-name="P1"><text:span text:style-name="T5">HEAD OF FINANCIAL SERVICES| RUSSIAN POST</text:span></text:p>
          </draw:text-box>
        </draw:frame>
        <draw:frame draw:style-name="gr4" draw:text-style-name="P5" draw:layer="layout" svg:width="12.597cm" svg:height="0.568cm" svg:x="1.344cm" svg:y="18.338cm">
          <draw:text-box>
            <text:p text:style-name="P1"><text:span text:style-name="T5">| JULY 2012 - DECEMBER 2014 (2 YEARS 6 MONTHS)</text:span></text:p>
          </draw:text-box>
        </draw:frame>
        <draw:frame draw:style-name="gr4" draw:text-style-name="P5" draw:layer="layout" svg:width="14.603cm" svg:height="0.568cm" svg:x="1.344cm" svg:y="18.905cm">
          <draw:text-box>
            <text:p text:style-name="P1"><text:span text:style-name="T5">| PETROPAVLOVSK-KAMCHATSKIY, KAMCHATKA, RUSSIA</text:span></text:p>
          </draw:text-box>
        </draw:frame>
        <draw:frame draw:style-name="gr2" draw:text-style-name="P3" draw:layer="layout" svg:width="8.562cm" svg:height="0.509cm" svg:x="1.344cm" svg:y="19.541cm">
          <draw:text-box>
            <text:p text:style-name="P1"><text:span text:style-name="T2">All specter of financial and economic management</text:span></text:p>
          </draw:text-box>
        </draw:frame>
        <draw:frame draw:style-name="gr3" draw:text-style-name="P4" draw:layer="layout" svg:width="3.2cm" svg:height="0.666cm" svg:x="1.344cm" svg:y="21.555cm">
          <draw:text-box>
            <text:p text:style-name="P1"><text:span text:style-name="T3">Last articles:</text:span></text:p>
          </draw:text-box>
        </draw:frame>
        <draw:frame draw:style-name="gr2" draw:text-style-name="P3" draw:layer="layout" svg:width="15.857cm" svg:height="0.509cm" svg:x="1.344cm" svg:y="22.638cm">
          <draw:text-box>
            <text:p text:style-name="P1"><text:span text:style-name="T2">|July 2025. SCIENTIFIC JOURNAL BULLETIN OF VORONEZH INSTITUTE OF HIGH </text:span></text:p>
          </draw:text-box>
        </draw:frame>
        <draw:frame draw:style-name="gr2" draw:text-style-name="P3" draw:layer="layout" svg:width="3.296cm" svg:height="0.509cm" svg:x="1.344cm" svg:y="23.146cm">
          <draw:text-box>
            <text:p text:style-name="P1"><text:span text:style-name="T2">TECHNOLOGIES.</text:span></text:p>
          </draw:text-box>
        </draw:frame>
        <draw:frame draw:style-name="gr2" draw:text-style-name="P3" draw:layer="layout" svg:width="18.317cm" svg:height="0.433cm" svg:x="1.344cm" svg:y="24.093cm">
          <draw:text-box>
            <text:p text:style-name="P1"><text:span text:style-name="T11">Article: Utilizing the Dempster–Shafer Theory for Technical Condition Diagnosis of a Continuous Casting Machine. </text:span></text:p>
          </draw:text-box>
        </draw:frame>
        <draw:frame draw:style-name="gr2" draw:text-style-name="P3" draw:layer="layout" svg:width="17.719cm" svg:height="0.433cm" svg:x="1.344cm" svg:y="24.539cm">
          <draw:text-box>
            <text:p text:style-name="P1"><text:span text:style-name="T11">The article examines the specifics of the application of the Dempster–Schaefer theory, presents the mathematical </text:span></text:p>
          </draw:text-box>
        </draw:frame>
        <draw:frame draw:style-name="gr2" draw:text-style-name="P3" draw:layer="layout" svg:width="18.425cm" svg:height="0.433cm" svg:x="1.344cm" svg:y="24.985cm">
          <draw:text-box>
            <text:p text:style-name="P1"><text:span text:style-name="T11">apparatus of the theory and demonstrates its potential for diagnosing the technical condition of industrial equipment, </text:span></text:p>
          </draw:text-box>
        </draw:frame>
        <draw:frame draw:style-name="gr2" draw:text-style-name="P3" draw:layer="layout" svg:width="18.317cm" svg:height="0.433cm" svg:x="1.344cm" svg:y="25.432cm">
          <draw:text-box>
            <text:p text:style-name="P1"><text:span text:style-name="T11">in particular continuous casting machines. The methods of aggregating sensor readings and using the Dempster and </text:span></text:p>
          </draw:text-box>
        </draw:frame>
        <draw:frame draw:style-name="gr2" draw:text-style-name="P3" draw:layer="layout" svg:width="11.944cm" svg:height="0.433cm" svg:x="1.344cm" svg:y="25.878cm">
          <draw:text-box>
            <text:p text:style-name="P1"><text:span text:style-name="T11">Jager rules in the analysis of continuous casting process data are described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MU Serif" svg:font-family="'CMU Serif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7cm" fo:margin-bottom="1cm" fo:margin-left="1.3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26T16:50:32.171737774</dc:date>
    <dc:creator>Maksim  Loginov</dc:creator>
    <meta:editing-duration>PT16S</meta:editing-duration>
    <meta:editing-cycles>1</meta:editing-cycles>
    <meta:document-statistic meta:object-count="97"/>
    <meta:generator>LibreOffice/25.2.6.2$Linux_X86_64 LibreOffice_project/0b720ef5e7394b1db407719d7da75840109af140</meta:generator>
  </office:meta>
</office:document-meta>
</file>